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0.0138" calcext:value-type="float">
            <text:p>0.0138</text:p>
          </table:table-cell>
          <table:table-cell table:formula="of:=MIN([.B2:.I2])" office:value-type="float" office:value="0.01339" calcext:value-type="float">
            <text:p>0.01339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065" calcext:value-type="float">
            <text:p>0.01065</text:p>
          </table:table-cell>
          <table:table-cell table:formula="of:=MIN([.B3:.I3])" office:value-type="float" office:value="0.01003" calcext:value-type="float">
            <text:p>0.01003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0.02089" calcext:value-type="float">
            <text:p>0.02089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1714" calcext:value-type="float">
            <text:p>0.01714</text:p>
          </table:table-cell>
          <table:table-cell office:value-type="float" office:value="0.02232" calcext:value-type="float">
            <text:p>0.02232</text:p>
          </table:table-cell>
          <table:table-cell table:formula="of:=MIN([.B4:.I4])" office:value-type="float" office:value="0.01663" calcext:value-type="float">
            <text:p>0.01663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33" calcext:value-type="float">
            <text:p>0.00233</text:p>
          </table:table-cell>
          <table:table-cell table:style-name="ce2" office:value-type="float" office:value="0.00204" calcext:value-type="float">
            <text:p>0.00204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36" calcext:value-type="float">
            <text:p>0.00236</text:p>
          </table:table-cell>
          <table:table-cell table:style-name="ce3" office:value-type="float" office:value="0.00172" calcext:value-type="float">
            <text:p>0.00172</text:p>
          </table:table-cell>
          <table:table-cell office:value-type="float" office:value="0.00302" calcext:value-type="float">
            <text:p>0.00302</text:p>
          </table:table-cell>
          <table:table-cell table:formula="of:=MIN([.B5:.I5])" office:value-type="float" office:value="0.00172" calcext:value-type="float">
            <text:p>0.0017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62.76098" calcext:value-type="float">
            <text:p>162.76098</text:p>
          </table:table-cell>
          <table:table-cell table:style-name="ce2" office:value-type="float" office:value="174.57376" calcext:value-type="float">
            <text:p>174.57376</text:p>
          </table:table-cell>
          <table:table-cell office:value-type="float" office:value="168.67971" calcext:value-type="float">
            <text:p>168.67971</text:p>
          </table:table-cell>
          <table:table-cell office:value-type="float" office:value="171.74172" calcext:value-type="float">
            <text:p>171.74172</text:p>
          </table:table-cell>
          <table:table-cell office:value-type="float" office:value="169.42596" calcext:value-type="float">
            <text:p>169.42596</text:p>
          </table:table-cell>
          <table:table-cell office:value-type="float" office:value="155.5207" calcext:value-type="float">
            <text:p>155.5207</text:p>
          </table:table-cell>
          <table:table-cell office:value-type="float" office:value="181.76636" calcext:value-type="float">
            <text:p>181.76636</text:p>
          </table:table-cell>
          <table:table-cell office:value-type="float" office:value="168.87969" calcext:value-type="float">
            <text:p>168.87969</text:p>
          </table:table-cell>
          <table:table-cell table:formula="of:=MIN([.B6:.I6])" office:value-type="float" office:value="155.5207" calcext:value-type="float">
            <text:p>155.5207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109.83333" calcext:value-type="float">
            <text:p>109.83333</text:p>
          </table:table-cell>
          <table:table-cell table:style-name="ce2" office:value-type="float" office:value="117.16667" calcext:value-type="float">
            <text:p>117.16667</text:p>
          </table:table-cell>
          <table:table-cell office:value-type="float" office:value="111.58333" calcext:value-type="float">
            <text:p>111.58333</text:p>
          </table:table-cell>
          <table:table-cell office:value-type="float" office:value="115.08333" calcext:value-type="float">
            <text:p>115.08333</text:p>
          </table:table-cell>
          <table:table-cell office:value-type="float" office:value="113.83333" calcext:value-type="float">
            <text:p>113.83333</text:p>
          </table:table-cell>
          <table:table-cell office:value-type="float" office:value="103.5" calcext:value-type="float">
            <text:p>103.5</text:p>
          </table:table-cell>
          <table:table-cell office:value-type="float" office:value="121.08333" calcext:value-type="float">
            <text:p>121.08333</text:p>
          </table:table-cell>
          <table:table-cell office:value-type="float" office:value="112.91667" calcext:value-type="float">
            <text:p>112.91667</text:p>
          </table:table-cell>
          <table:table-cell table:formula="of:=MIN([.B7:.I7])" office:value-type="float" office:value="103.5" calcext:value-type="float">
            <text:p>10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1:14:54.559940648</dc:date>
    <meta:editing-duration>PT1M23S</meta:editing-duration>
    <meta:editing-cycles>2</meta:editing-cycles>
    <meta:generator>LibreOffice/6.0.7.3$Linux_X86_64 LibreOffice_project/00m0$Build-3</meta:generator>
    <meta:document-statistic meta:table-count="1" meta:cell-count="69" meta:object-count="0"/>
  </office:meta>
</office:document-meta>
</file>